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231f20" draw:fill="solid" draw:fill-color="#231f20" fo:padding-top="0.013cm" fo:padding-bottom="0.013cm" fo:padding-left="0.013cm" fo:padding-right="0.013cm"/>
    </style:style>
    <style:style style:name="gr2" style:family="graphic" style:parent-style-name="standard">
      <style:graphic-properties draw:stroke="dash" svg:stroke-width="0.017cm" svg:stroke-color="#ffffff" draw:fill="none" fo:padding-top="0.008cm" fo:padding-bottom="0.008cm" fo:padding-left="0.008cm" fo:padding-right="0.008cm"/>
    </style:style>
    <style:style style:name="gr3" style:family="graphic" style:parent-style-name="standard">
      <style:graphic-properties draw:stroke="solid" svg:stroke-width="0.017cm" svg:stroke-color="#231f20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none" draw:fill="solid" draw:fill-color="#231f20"/>
    </style:style>
    <style:style style:name="gr5" style:family="graphic" style:parent-style-name="standard">
      <style:graphic-properties draw:stroke="solid" svg:stroke-width="0.017cm" svg:stroke-color="#ffffff" draw:fill="none" fo:padding-top="0.008cm" fo:padding-bottom="0.008cm" fo:padding-left="0.008cm" fo:padding-right="0.008cm"/>
    </style:style>
    <style:style style:name="gr6" style:family="graphic" style:parent-style-name="standard">
      <style:graphic-properties draw:stroke="solid" svg:stroke-width="0.026cm" svg:stroke-color="#231f20" draw:fill="solid" draw:fill-color="#d3d2d2" fo:padding-top="0.013cm" fo:padding-bottom="0.013cm" fo:padding-left="0.013cm" fo:padding-right="0.013cm"/>
    </style:style>
    <style:style style:name="gr7" style:family="graphic" style:parent-style-name="standard">
      <style:graphic-properties draw:stroke="dash" svg:stroke-width="0.017cm" svg:stroke-color="#231f20" draw:fill="none" fo:padding-top="0.008cm" fo:padding-bottom="0.008cm" fo:padding-left="0.008cm" fo:padding-right="0.008cm"/>
    </style:style>
    <style:style style:name="gr8" style:family="graphic" style:parent-style-name="standard">
      <style:graphic-properties draw:stroke="solid" svg:stroke-width="0.026cm" svg:stroke-color="#231f20" draw:fill="solid" draw:fill-color="#ffffff" fo:padding-top="0.013cm" fo:padding-bottom="0.013cm" fo:padding-left="0.013cm" fo:padding-right="0.013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17cm" svg:stroke-color="#231f20" draw:fill="solid" draw:fill-color="#ffffff" fo:padding-top="0.008cm" fo:padding-bottom="0.008cm" fo:padding-left="0.008cm" fo:padding-right="0.008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10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539cm" fo:padding-top="0cm" fo:padding-bottom="0cm" fo:padding-left="0cm" fo:padding-right="0cm"/>
    </style:style>
    <style:style style:name="P1" style:family="paragraph">
      <style:text-properties fo:font-family="'CMU Serif'" style:font-style-name="Roman" style:font-family-generic="roman" style:font-pitch="variable" fo:font-size="10pt" fo:font-weight="normal" style:font-size-asian="18pt" style:font-size-complex="18pt"/>
    </style:style>
    <style:style style:name="P2" style:family="paragraph">
      <style:paragraph-properties fo:text-align="start" style:writing-mode="lr-tb"/>
      <style:text-properties fo:font-family="'CMU Serif'" style:font-style-name="Roman" style:font-family-generic="roman" style:font-pitch="variable" fo:font-size="10pt" fo:font-weight="normal" style:font-size-asian="18pt" style:font-size-complex="18pt"/>
    </style:style>
    <style:style style:name="T1" style:family="text">
      <style:text-properties fo:color="#231f20" style:font-family-complex="Calibr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2.399cm" svg:height="0.799cm" svg:x="7.931cm" svg:y="10.45cm" svg:viewBox="0 0 2400 800" draw:points="0,800 2400,800 2400,0 0,0">
          <text:p/>
        </draw:polygon>
        <draw:line draw:style-name="gr2" draw:text-style-name="P1" draw:layer="layout" svg:x1="9.518cm" svg:y1="10.496cm" svg:x2="9.518cm" svg:y2="11.196cm">
          <text:p/>
        </draw:line>
        <draw:line draw:style-name="gr3" draw:text-style-name="P1" draw:layer="layout" svg:x1="8.331cm" svg:y1="10.862cm" svg:x2="6.156cm" svg:y2="11.918cm">
          <text:p/>
        </draw:line>
        <draw:polygon draw:style-name="gr4" draw:text-style-name="P1" draw:layer="layout" svg:width="0.188cm" svg:height="0.14cm" svg:x="6.044cm" svg:y="11.831cm" svg:viewBox="0 0 189 141" draw:points="0,141 126,0 120,83 189,129">
          <text:p/>
        </draw:polygon>
        <draw:line draw:style-name="gr2" draw:text-style-name="P1" draw:layer="layout" svg:x1="8.742cm" svg:y1="10.496cm" svg:x2="8.742cm" svg:y2="11.196cm">
          <text:p/>
        </draw:line>
        <draw:line draw:style-name="gr3" draw:text-style-name="P1" draw:layer="layout" svg:x1="9.919cm" svg:y1="10.862cm" svg:x2="10.58cm" svg:y2="11.906cm">
          <text:p/>
        </draw:line>
        <draw:polygon draw:style-name="gr4" draw:text-style-name="P1" draw:layer="layout" svg:width="0.154cm" svg:height="0.185cm" svg:x="10.492cm" svg:y="11.825cm" svg:viewBox="0 0 155 186" draw:points="155,186 0,76 83,73 122,0">
          <text:p/>
        </draw:polygon>
        <draw:line draw:style-name="gr5" draw:text-style-name="P1" draw:layer="layout" svg:x1="8.331cm" svg:y1="10.862cm" svg:x2="6.156cm" svg:y2="11.918cm">
          <text:p/>
        </draw:line>
        <draw:line draw:style-name="gr5" draw:text-style-name="P1" draw:layer="layout" svg:x1="9.919cm" svg:y1="10.862cm" svg:x2="10.58cm" svg:y2="11.906cm">
          <text:p/>
        </draw:line>
        <draw:polygon draw:style-name="gr6" draw:text-style-name="P1" draw:layer="layout" svg:width="2.399cm" svg:height="0.799cm" svg:x="5.973cm" svg:y="12.073cm" svg:viewBox="0 0 2400 800" draw:points="0,800 2400,800 2400,0 0,0">
          <text:p/>
        </draw:polygon>
        <draw:line draw:style-name="gr7" draw:text-style-name="P1" draw:layer="layout" svg:x1="6.784cm" svg:y1="12.119cm" svg:x2="6.784cm" svg:y2="12.819cm">
          <text:p/>
        </draw:line>
        <draw:line draw:style-name="gr7" draw:text-style-name="P1" draw:layer="layout" svg:x1="7.56cm" svg:y1="12.119cm" svg:x2="7.56cm" svg:y2="12.819cm">
          <text:p/>
        </draw:line>
        <draw:polygon draw:style-name="gr8" draw:text-style-name="P1" draw:layer="layout" svg:width="2.399cm" svg:height="0.799cm" svg:x="5.285cm" svg:y="13.766cm" svg:viewBox="0 0 2400 800" draw:points="0,800 2400,800 2400,0 0,0">
          <text:p/>
        </draw:polygon>
        <draw:line draw:style-name="gr7" draw:text-style-name="P1" draw:layer="layout" svg:x1="6.096cm" svg:y1="13.812cm" svg:x2="6.096cm" svg:y2="14.512cm">
          <text:p/>
        </draw:line>
        <draw:line draw:style-name="gr7" draw:text-style-name="P1" draw:layer="layout" svg:x1="6.872cm" svg:y1="13.812cm" svg:x2="6.872cm" svg:y2="14.512cm">
          <text:p/>
        </draw:line>
        <draw:polygon draw:style-name="gr8" draw:text-style-name="P1" draw:layer="layout" svg:width="2.399cm" svg:height="0.799cm" svg:x="8.989cm" svg:y="13.766cm" svg:viewBox="0 0 2400 800" draw:points="0,800 2400,800 2400,0 0,0">
          <text:p/>
        </draw:polygon>
        <draw:line draw:style-name="gr7" draw:text-style-name="P1" draw:layer="layout" svg:x1="9.801cm" svg:y1="13.812cm" svg:x2="9.801cm" svg:y2="14.512cm">
          <text:p/>
        </draw:line>
        <draw:line draw:style-name="gr7" draw:text-style-name="P1" draw:layer="layout" svg:x1="10.576cm" svg:y1="13.812cm" svg:x2="10.576cm" svg:y2="14.512cm">
          <text:p/>
        </draw:line>
        <draw:frame draw:style-name="gr9" draw:text-style-name="P2" draw:layer="layout" svg:width="0.264cm" svg:height="0.42cm" svg:x="5.027cm" svg:y="13.755cm">
          <draw:text-box>
            <text:p text:style-name="P2"><text:span text:style-name="T1">A</text:span></text:p>
          </draw:text-box>
        </draw:frame>
        <draw:polygon draw:style-name="gr8" draw:text-style-name="P1" draw:layer="layout" svg:width="2.399cm" svg:height="0.799cm" svg:x="12.693cm" svg:y="13.766cm" svg:viewBox="0 0 2400 800" draw:points="0,800 2400,800 2400,0 0,0">
          <text:p/>
        </draw:polygon>
        <draw:line draw:style-name="gr7" draw:text-style-name="P1" draw:layer="layout" svg:x1="13.505cm" svg:y1="13.812cm" svg:x2="13.505cm" svg:y2="14.512cm">
          <text:p/>
        </draw:line>
        <draw:line draw:style-name="gr7" draw:text-style-name="P1" draw:layer="layout" svg:x1="14.28cm" svg:y1="13.812cm" svg:x2="14.28cm" svg:y2="14.512cm">
          <text:p/>
        </draw:line>
        <draw:frame draw:style-name="gr9" draw:text-style-name="P2" draw:layer="layout" svg:width="0.252cm" svg:height="0.42cm" svg:x="8.731cm" svg:y="13.755cm">
          <draw:text-box>
            <text:p text:style-name="P2"><text:span text:style-name="T1">B</text:span></text:p>
          </draw:text-box>
        </draw:frame>
        <draw:polygon draw:style-name="gr6" draw:text-style-name="P1" draw:layer="layout" svg:width="2.399cm" svg:height="0.799cm" svg:x="10.647cm" svg:y="12.073cm" svg:viewBox="0 0 2400 800" draw:points="0,800 2400,800 2400,0 0,0">
          <text:p/>
        </draw:polygon>
        <draw:line draw:style-name="gr7" draw:text-style-name="P1" draw:layer="layout" svg:x1="11.459cm" svg:y1="12.119cm" svg:x2="11.459cm" svg:y2="12.819cm">
          <text:p/>
        </draw:line>
        <draw:line draw:style-name="gr7" draw:text-style-name="P1" draw:layer="layout" svg:x1="12.234cm" svg:y1="12.119cm" svg:x2="12.234cm" svg:y2="12.819cm">
          <text:p/>
        </draw:line>
        <draw:line draw:style-name="gr3" draw:text-style-name="P1" draw:layer="layout" svg:x1="6.376cm" svg:y1="12.467cm" svg:x2="5.45cm" svg:y2="13.585cm">
          <text:p/>
        </draw:line>
        <draw:polygon draw:style-name="gr4" draw:text-style-name="P1" draw:layer="layout" svg:width="0.166cm" svg:height="0.18cm" svg:x="5.371cm" svg:y="13.5cm" svg:viewBox="0 0 167 181" draw:points="0,181 57,0 85,77 167,91">
          <text:p/>
        </draw:polygon>
        <draw:line draw:style-name="gr3" draw:text-style-name="P1" draw:layer="layout" svg:x1="7.964cm" svg:y1="12.467cm" svg:x2="8.819cm" svg:y2="13.585cm">
          <text:p/>
        </draw:line>
        <draw:polygon draw:style-name="gr4" draw:text-style-name="P1" draw:layer="layout" svg:width="0.163cm" svg:height="0.182cm" svg:x="8.731cm" svg:y="13.501cm" svg:viewBox="0 0 164 183" draw:points="164,183 0,87 83,76 114,0">
          <text:p/>
        </draw:polygon>
        <draw:frame draw:style-name="gr9" draw:text-style-name="P2" draw:layer="layout" svg:width="0.256cm" svg:height="0.42cm" svg:x="12.435cm" svg:y="13.755cm">
          <draw:text-box>
            <text:p text:style-name="P2"><text:span text:style-name="T1">C</text:span></text:p>
          </draw:text-box>
        </draw:frame>
        <draw:polygon draw:style-name="gr10" draw:text-style-name="P1" draw:layer="layout" svg:width="0.934cm" svg:height="0.475cm" svg:x="2.8cm" svg:y="10.189cm" svg:viewBox="0 0 935 476" draw:points="0,476 935,476 935,0 0,0">
          <text:p/>
        </draw:polygon>
        <draw:polygon draw:style-name="gr10" draw:text-style-name="P1" draw:layer="layout" svg:width="0.934cm" svg:height="0.476cm" svg:x="2.8cm" svg:y="10.665cm" svg:viewBox="0 0 935 477" draw:points="0,477 935,477 935,0 0,0">
          <text:p/>
        </draw:polygon>
        <draw:line draw:style-name="gr7" draw:text-style-name="P1" draw:layer="layout" svg:x1="3.267cm" svg:y1="10.427cm" svg:x2="10.43cm" svg:y2="12.03cm">
          <text:p/>
        </draw:line>
        <draw:polygon draw:style-name="gr4" draw:text-style-name="P1" draw:layer="layout" svg:width="0.186cm" svg:height="0.139cm" svg:x="10.365cm" svg:y="11.948cm" svg:viewBox="0 0 187 140" draw:points="187,109 0,140 56,79 31,0">
          <text:p/>
        </draw:polygon>
        <draw:line draw:style-name="gr7" draw:text-style-name="P1" draw:layer="layout" svg:x1="3.292cm" svg:y1="10.912cm" svg:x2="5.785cm" svg:y2="12.006cm">
          <text:p/>
        </draw:line>
        <draw:polygon draw:style-name="gr4" draw:text-style-name="P1" draw:layer="layout" svg:width="0.188cm" svg:height="0.135cm" svg:x="5.71cm" svg:y="11.92cm" svg:viewBox="0 0 189 136" draw:points="189,136 0,131 67,82 58,0">
          <text:p/>
        </draw:polygon>
        <draw:frame draw:style-name="gr11" draw:text-style-name="P2" draw:layer="layout" svg:width="1.708cm" svg:height="0.42cm" svg:x="2.645cm" svg:y="11.267cm">
          <draw:text-box>
            <text:p text:style-name="P2"><text:span text:style-name="T1">mark stack</text:span></text:p>
          </draw:text-box>
        </draw:frame>
        <draw:line draw:style-name="gr3" draw:text-style-name="P1" draw:layer="layout" svg:x1="12.065cm" svg:y1="9.701cm" svg:x2="10.419cm" svg:y2="10.301cm">
          <text:p/>
        </draw:line>
        <draw:polygon draw:style-name="gr4" draw:text-style-name="P1" draw:layer="layout" svg:width="0.188cm" svg:height="0.134cm" svg:x="10.302cm" svg:y="10.216cm" svg:viewBox="0 0 189 135" draw:points="0,128 140,0 125,82 189,135">
          <text:p/>
        </draw:polygon>
        <draw:frame draw:style-name="gr12" draw:text-style-name="P2" draw:layer="layout" svg:width="0.891cm" svg:height="0.42cm" svg:x="12.112cm" svg:y="9.592cm">
          <draw:text-box>
            <text:p text:style-name="P2"><text:span text:style-name="T1">Roo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mis </meta:initial-creator>
    <meta:creation-date>2015-03-22T03:00:52</meta:creation-date>
    <dc:date>2015-03-22T12:54:47</dc:date>
    <dc:creator>mimis </dc:creator>
    <meta:editing-duration>P0D</meta:editing-duration>
    <meta:editing-cycles>2</meta:editing-cycles>
    <meta:generator>LibreOffice/4.0.2.2$Linux_X86_64 LibreOffice_project/400m0$Build-2</meta:generator>
    <meta:document-statistic meta:object-count="41"/>
  </office:meta>
</office:document-meta>
</file>